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18.04mm"/>
    </style:style>
    <style:style style:name="co5" style:family="table-column">
      <style:table-column-properties fo:break-before="auto" style:column-width="17.23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6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sistentHashing_C0_read_heavy_sta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Puts</text:p>
          </table:table-cell>
          <table:table-cell office:value-type="string" calcext:value-type="string">
            <text:p>Gets</text:p>
          </table:table-cell>
          <table:table-cell office:value-type="string" calcext:value-type="string">
            <text:p>Key Load</text:p>
          </table:table-cell>
          <table:table-cell office:value-type="string" calcext:value-type="string">
            <text:p>Put Load</text:p>
          </table:table-cell>
          <table:table-cell office:value-type="string" calcext:value-type="string">
            <text:p>Get Lo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_0</text:p>
          </table:table-cell>
          <table:table-cell office:value-type="float" office:value="103093" calcext:value-type="float">
            <text:p>103093</text:p>
          </table:table-cell>
          <table:table-cell office:value-type="float" office:value="859967" calcext:value-type="float">
            <text:p>859967</text:p>
          </table:table-cell>
          <table:table-cell office:value-type="float" office:value="951426" calcext:value-type="float">
            <text:p>951426</text:p>
          </table:table-cell>
          <table:table-cell table:formula="of:=[.B2]/[.B9]" office:value-type="float" office:value="0.343715513591187" calcext:value-type="float">
            <text:p>0,343715513591187</text:p>
          </table:table-cell>
          <table:table-cell table:formula="of:=[.C2]/[.C9]" office:value-type="float" office:value="0.343802934190795" calcext:value-type="float">
            <text:p>0,343802934190795</text:p>
          </table:table-cell>
          <table:table-cell table:formula="of:=[.D2]/[.D9]" office:value-type="float" office:value="0.343849103736302" calcext:value-type="float">
            <text:p>0,343849103736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_1</text:p>
          </table:table-cell>
          <table:table-cell office:value-type="float" office:value="98379" calcext:value-type="float">
            <text:p>98379</text:p>
          </table:table-cell>
          <table:table-cell office:value-type="float" office:value="820221" calcext:value-type="float">
            <text:p>820221</text:p>
          </table:table-cell>
          <table:table-cell office:value-type="float" office:value="907435" calcext:value-type="float">
            <text:p>907435</text:p>
          </table:table-cell>
          <table:table-cell table:formula="of:=[.B3]/[.B9]" office:value-type="float" office:value="0.327998879764751" calcext:value-type="float">
            <text:p>0,327998879764751</text:p>
          </table:table-cell>
          <table:table-cell table:formula="of:=[.C3]/[.C9]" office:value-type="float" office:value="0.327913032110427" calcext:value-type="float">
            <text:p>0,327913032110427</text:p>
          </table:table-cell>
          <table:table-cell table:formula="of:=[.D3]/[.D9]" office:value-type="float" office:value="0.327950583071044" calcext:value-type="float">
            <text:p>0,327950583071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_2</text:p>
          </table:table-cell>
          <table:table-cell office:value-type="float" office:value="98465" calcext:value-type="float">
            <text:p>98465</text:p>
          </table:table-cell>
          <table:table-cell office:value-type="float" office:value="821149" calcext:value-type="float">
            <text:p>821149</text:p>
          </table:table-cell>
          <table:table-cell office:value-type="float" office:value="908126" calcext:value-type="float">
            <text:p>908126</text:p>
          </table:table-cell>
          <table:table-cell table:formula="of:=[.B4]/[.B9]" office:value-type="float" office:value="0.328285606644062" calcext:value-type="float">
            <text:p>0,328285606644062</text:p>
          </table:table-cell>
          <table:table-cell table:formula="of:=[.C4]/[.C9]" office:value-type="float" office:value="0.328284033698778" calcext:value-type="float">
            <text:p>0,328284033698778</text:p>
          </table:table-cell>
          <table:table-cell table:formula="of:=[.D4]/[.D9]" office:value-type="float" office:value="0.328200313192653" calcext:value-type="float">
            <text:p>0,3282003131926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_3</text:p>
          </table:table-cell>
          <table:table-cell table:number-columns-repeated="3"/>
          <table:table-cell table:formula="of:=[.B5]/[.B9]" office:value-type="float" office:value="0" calcext:value-type="float">
            <text:p>0</text:p>
          </table:table-cell>
          <table:table-cell table:formula="of:=[.C5]/[.C9]" office:value-type="float" office:value="0" calcext:value-type="float">
            <text:p>0</text:p>
          </table:table-cell>
          <table:table-cell table:formula="of:=[.D5]/[.D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_4</text:p>
          </table:table-cell>
          <table:table-cell table:number-columns-repeated="3"/>
          <table:table-cell table:formula="of:=[.B6]/[.B9]" office:value-type="float" office:value="0" calcext:value-type="float">
            <text:p>0</text:p>
          </table:table-cell>
          <table:table-cell table:formula="of:=[.C6]/[.C9]" office:value-type="float" office:value="0" calcext:value-type="float">
            <text:p>0</text:p>
          </table:table-cell>
          <table:table-cell table:formula="of:=[.D6]/[.D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_5</text:p>
          </table:table-cell>
          <table:table-cell table:number-columns-repeated="3"/>
          <table:table-cell table:formula="of:=[.B7]/[.B9]" office:value-type="float" office:value="0" calcext:value-type="float">
            <text:p>0</text:p>
          </table:table-cell>
          <table:table-cell table:formula="of:=[.C7]/[.C9]" office:value-type="float" office:value="0" calcext:value-type="float">
            <text:p>0</text:p>
          </table:table-cell>
          <table:table-cell table:formula="of:=[.D7]/[.D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_6</text:p>
          </table:table-cell>
          <table:table-cell table:number-columns-repeated="3"/>
          <table:table-cell table:formula="of:=[.B8]/[.B9]" office:value-type="float" office:value="0" calcext:value-type="float">
            <text:p>0</text:p>
          </table:table-cell>
          <table:table-cell table:formula="of:=[.C8]/[.C9]" office:value-type="float" office:value="0" calcext:value-type="float">
            <text:p>0</text:p>
          </table:table-cell>
          <table:table-cell table:formula="of:=[.D8]/[.D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SUM([.B2:.B8])" office:value-type="float" office:value="299937" calcext:value-type="float">
            <text:p>299937</text:p>
          </table:table-cell>
          <table:table-cell table:formula="of:=SUM([.C2:.C8])" office:value-type="float" office:value="2501337" calcext:value-type="float">
            <text:p>2501337</text:p>
          </table:table-cell>
          <table:table-cell table:formula="of:=SUM([.D2:.D8])" office:value-type="float" office:value="2766987" calcext:value-type="float">
            <text:p>276698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.00.0000</text:date>, <text:time style:data-style-name="N2" text:time-value="11:36:44.97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12T11:37:34.148000000</dc:date>
    <meta:editing-duration>PT7M28S</meta:editing-duration>
    <meta:editing-cycles>3</meta:editing-cycles>
    <meta:generator>LibreOffice/6.2.0.3$Windows_X86_64 LibreOffice_project/98c6a8a1c6c7b144ce3cc729e34964b47ce25d62</meta:generator>
    <meta:document-statistic meta:table-count="1" meta:cell-count="47" meta:object-count="0"/>
  </office:meta>
</office:document-meta>
</file>